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ab2" officeooo:paragraph-rsid="0009bab2"/>
    </style:style>
    <style:style style:name="P2" style:family="paragraph" style:parent-style-name="Standard">
      <style:text-properties officeooo:rsid="0009bab2" officeooo:paragraph-rsid="001485d4"/>
    </style:style>
    <style:style style:name="P3" style:family="paragraph" style:parent-style-name="Standard">
      <style:text-properties officeooo:rsid="0009bab2" officeooo:paragraph-rsid="001dab83"/>
    </style:style>
    <style:style style:name="P4" style:family="paragraph" style:parent-style-name="Standard">
      <style:text-properties officeooo:rsid="000b7db0" officeooo:paragraph-rsid="000b7db0"/>
    </style:style>
    <style:style style:name="P5" style:family="paragraph" style:parent-style-name="Standard">
      <style:text-properties officeooo:rsid="00121b91" officeooo:paragraph-rsid="00121b91"/>
    </style:style>
    <style:style style:name="P6" style:family="paragraph" style:parent-style-name="Standard">
      <style:text-properties officeooo:rsid="001485d4" officeooo:paragraph-rsid="001485d4"/>
    </style:style>
    <style:style style:name="P7" style:family="paragraph" style:parent-style-name="Standard">
      <style:text-properties fo:color="#000000" officeooo:rsid="0009bab2" officeooo:paragraph-rsid="0009bab2"/>
    </style:style>
    <style:style style:name="P8" style:family="paragraph" style:parent-style-name="Standard">
      <style:text-properties fo:color="#000000" officeooo:rsid="0009bab2" officeooo:paragraph-rsid="00187829"/>
    </style:style>
    <style:style style:name="P9" style:family="paragraph" style:parent-style-name="Standard">
      <style:text-properties fo:color="#000000" officeooo:rsid="0009bab2" officeooo:paragraph-rsid="00187cfb"/>
    </style:style>
    <style:style style:name="P10" style:family="paragraph" style:parent-style-name="Standard">
      <style:text-properties fo:color="#000000" officeooo:rsid="00187cfb" officeooo:paragraph-rsid="00187cfb"/>
    </style:style>
    <style:style style:name="P11" style:family="paragraph" style:parent-style-name="Standard">
      <style:text-properties fo:color="#000000" officeooo:rsid="00232706" officeooo:paragraph-rsid="00232706"/>
    </style:style>
    <style:style style:name="P12" style:family="paragraph" style:parent-style-name="Standard">
      <style:text-properties fo:color="#000000" officeooo:rsid="002468a0" officeooo:paragraph-rsid="002468a0"/>
    </style:style>
    <style:style style:name="P13" style:family="paragraph" style:parent-style-name="Standard">
      <style:text-properties fo:color="#000000" officeooo:rsid="002468a0" officeooo:paragraph-rsid="0024f26b"/>
    </style:style>
    <style:style style:name="P14" style:family="paragraph" style:parent-style-name="Standard">
      <style:text-properties fo:color="#000000" officeooo:rsid="002468ec" officeooo:paragraph-rsid="002468ec"/>
    </style:style>
    <style:style style:name="P15" style:family="paragraph" style:parent-style-name="Standard">
      <style:text-properties fo:color="#000000" officeooo:rsid="0024f26b" officeooo:paragraph-rsid="0024f26b"/>
    </style:style>
    <style:style style:name="P16" style:family="paragraph" style:parent-style-name="Standard">
      <style:text-properties fo:color="#000000" officeooo:rsid="002540c9" officeooo:paragraph-rsid="002540c9"/>
    </style:style>
    <style:style style:name="P17" style:family="paragraph" style:parent-style-name="Standard">
      <style:text-properties fo:color="#ce181e" officeooo:rsid="0015542f" officeooo:paragraph-rsid="0009bab2"/>
    </style:style>
    <style:style style:name="P18" style:family="paragraph" style:parent-style-name="Standard">
      <style:text-properties fo:color="#ce181e" officeooo:rsid="001485d4" officeooo:paragraph-rsid="0009bab2"/>
    </style:style>
    <style:style style:name="P19" style:family="paragraph" style:parent-style-name="Standard">
      <style:text-properties fo:color="#ce181e" officeooo:rsid="001485d4" officeooo:paragraph-rsid="001485d4"/>
    </style:style>
    <style:style style:name="P20" style:family="paragraph" style:parent-style-name="Standard">
      <style:text-properties fo:color="#ed1c24" officeooo:rsid="0016b434" officeooo:paragraph-rsid="0009bab2"/>
    </style:style>
    <style:style style:name="P21" style:family="paragraph" style:parent-style-name="Standard">
      <style:text-properties fo:color="#ed1c24" officeooo:rsid="00179241" officeooo:paragraph-rsid="0009bab2"/>
    </style:style>
    <style:style style:name="P22" style:family="paragraph" style:parent-style-name="Standard">
      <style:text-properties officeooo:rsid="00147bcc" officeooo:paragraph-rsid="00147bcc"/>
    </style:style>
    <style:style style:name="P23" style:family="paragraph" style:parent-style-name="Standard">
      <style:text-properties officeooo:rsid="001dab83" officeooo:paragraph-rsid="001dab83"/>
    </style:style>
    <style:style style:name="P24" style:family="paragraph" style:parent-style-name="Standard">
      <style:text-properties fo:color="#ce181e" officeooo:rsid="00150720" officeooo:paragraph-rsid="0009bab2"/>
    </style:style>
    <style:style style:name="P25" style:family="paragraph" style:parent-style-name="Standard">
      <style:text-properties fo:color="#ce181e" officeooo:rsid="00150720" officeooo:paragraph-rsid="001dab83"/>
    </style:style>
    <style:style style:name="P26" style:family="paragraph" style:parent-style-name="Standard">
      <style:text-properties fo:color="#ce181e" officeooo:rsid="001dab83" officeooo:paragraph-rsid="001dab83"/>
    </style:style>
    <style:style style:name="P27" style:family="paragraph" style:parent-style-name="Standard">
      <style:text-properties fo:color="#ce181e" officeooo:rsid="001ed4be" officeooo:paragraph-rsid="001dab83"/>
    </style:style>
    <style:style style:name="P28" style:family="paragraph" style:parent-style-name="Standard">
      <style:text-properties fo:color="#ce181e" officeooo:rsid="001ed4be" officeooo:paragraph-rsid="001ed4be"/>
    </style:style>
    <style:style style:name="P29" style:family="paragraph" style:parent-style-name="Standard">
      <style:text-properties fo:color="#000000" officeooo:rsid="002540c9" officeooo:paragraph-rsid="002540c9"/>
    </style:style>
    <style:style style:name="T1" style:family="text">
      <style:text-properties officeooo:rsid="000b7db0"/>
    </style:style>
    <style:style style:name="T2" style:family="text">
      <style:text-properties officeooo:rsid="000e4267"/>
    </style:style>
    <style:style style:name="T3" style:family="text">
      <style:text-properties officeooo:rsid="000f9c64"/>
    </style:style>
    <style:style style:name="T4" style:family="text">
      <style:text-properties officeooo:rsid="00105dc9"/>
    </style:style>
    <style:style style:name="T5" style:family="text">
      <style:text-properties officeooo:rsid="00147bcc"/>
    </style:style>
    <style:style style:name="T6" style:family="text">
      <style:text-properties officeooo:rsid="001485d4"/>
    </style:style>
    <style:style style:name="T7" style:family="text">
      <style:text-properties fo:color="#ce181e"/>
    </style:style>
    <style:style style:name="T8" style:family="text">
      <style:text-properties fo:color="#ce181e" officeooo:rsid="001485d4"/>
    </style:style>
    <style:style style:name="T9" style:family="text">
      <style:text-properties fo:color="#ce181e" officeooo:rsid="00150720"/>
    </style:style>
    <style:style style:name="T10" style:family="text">
      <style:text-properties fo:color="#ce181e" officeooo:rsid="0015542f"/>
    </style:style>
    <style:style style:name="T11" style:family="text">
      <style:text-properties fo:color="#ce181e" officeooo:rsid="0016b434"/>
    </style:style>
    <style:style style:name="T12" style:family="text">
      <style:text-properties fo:color="#ce181e" officeooo:rsid="001ed4be"/>
    </style:style>
    <style:style style:name="T13" style:family="text">
      <style:text-properties officeooo:rsid="00150720"/>
    </style:style>
    <style:style style:name="T14" style:family="text">
      <style:text-properties officeooo:rsid="0015542f"/>
    </style:style>
    <style:style style:name="T15" style:family="text">
      <style:text-properties officeooo:rsid="0016b434"/>
    </style:style>
    <style:style style:name="T16" style:family="text">
      <style:text-properties fo:color="#ed1c24"/>
    </style:style>
    <style:style style:name="T17" style:family="text">
      <style:text-properties fo:color="#ed1c24" officeooo:rsid="0016b434"/>
    </style:style>
    <style:style style:name="T18" style:family="text">
      <style:text-properties fo:color="#ed1c24" officeooo:rsid="0015542f"/>
    </style:style>
    <style:style style:name="T19" style:family="text">
      <style:text-properties fo:color="#ed1c24" officeooo:rsid="00150720"/>
    </style:style>
    <style:style style:name="T20" style:family="text">
      <style:text-properties fo:color="#ed1c24" officeooo:rsid="00179241"/>
    </style:style>
    <style:style style:name="T21" style:family="text">
      <style:text-properties fo:color="#ed1c24" officeooo:rsid="00187cfb"/>
    </style:style>
    <style:style style:name="T22" style:family="text">
      <style:text-properties fo:color="#ed1c24" officeooo:rsid="0019922d"/>
    </style:style>
    <style:style style:name="T23" style:family="text">
      <style:text-properties fo:color="#ed1c24" officeooo:rsid="00238a26"/>
    </style:style>
    <style:style style:name="T24" style:family="text">
      <style:text-properties fo:color="#000000" officeooo:rsid="0019922d"/>
    </style:style>
    <style:style style:name="T25" style:family="text">
      <style:text-properties officeooo:rsid="00187829"/>
    </style:style>
    <style:style style:name="T26" style:family="text">
      <style:text-properties officeooo:rsid="0019922d"/>
    </style:style>
    <style:style style:name="T27" style:family="text">
      <style:text-properties officeooo:rsid="0019c467"/>
    </style:style>
    <style:style style:name="T28" style:family="text">
      <style:text-properties officeooo:rsid="001ceaf8"/>
    </style:style>
    <style:style style:name="T29" style:family="text">
      <style:text-properties officeooo:rsid="00232706"/>
    </style:style>
    <style:style style:name="T30" style:family="text">
      <style:text-properties officeooo:rsid="002468ec"/>
    </style:style>
    <style:style style:name="T31" style:family="text">
      <style:text-properties officeooo:rsid="0024f26b"/>
    </style:style>
    <style:style style:name="T32" style:family="text">
      <style:text-properties officeooo:rsid="002540c9"/>
    </style:style>
    <style:style style:name="T33" style:family="text">
      <style:text-properties officeooo:rsid="002636ee"/>
    </style:style>
    <style:style style:name="T34" style:family="text">
      <style:text-properties officeooo:rsid="00266e5b"/>
    </style:style>
    <style:style style:name="T35" style:family="text">
      <style:text-properties officeooo:rsid="00282e43"/>
    </style:style>
    <style:style style:name="T36" style:family="text">
      <style:text-properties officeooo:rsid="0028f2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Finder : <text:span text:style-name="T27">Etude comparative</text:span></text:p>
      <text:p text:style-name="P1"/>
      <text:p text:style-name="P1">1) Principe de l’application</text:p>
      <text:p text:style-name="P1"/>
      <text:p text:style-name="P1">Application mobile / tablette musicale.</text:p>
      <text:p text:style-name="P1"/>
      <text:p text:style-name="P1">La fonctionnalité principale est de reconnaître et renvoyer le mode <text:span text:style-name="T15">et le bpm</text:span> d’une mélodie <text:span text:style-name="T6">jouée.</text:span></text:p>
      <text:p text:style-name="P1"/>
      <text:p text:style-name="P1">Pour les groupes (musiques acoustique / électrique) elle permet également de renvoyer des grilles d’accord permettant de « jammer » sur la mélodie principale.</text:p>
      <text:p text:style-name="P24"/>
      <text:p text:style-name="P1"/>
      <text:p text:style-name="P1">Autres <text:span text:style-name="T14">fonctionna</text:span>lités:</text:p>
      <text:p text:style-name="P1"/>
      <text:p text:style-name="P1">- <text:span text:style-name="T15">enregistrement des sessions : nom, date, mode détecté, bpm détecté (possibilité de modifier). Tags facultatifs (instrument, matériel, effet, réglage, note). Partage des enregistrements via dropbox.</text:span></text:p>
      <text:p text:style-name="P1"/>
      <text:p text:style-name="P1">- <text:span text:style-name="T28">Ecriture en live des partitions.</text:span></text:p>
      <text:p text:style-name="P1"/>
      <text:p text:style-name="P1">- <text:span text:style-name="T28">Mise en liaison de plusieurs appareils : Possibilité de travailler sur le même morceau. Possibilité de voir la partition qui est joué par les autres musiciens.</text:span></text:p>
      <text:p text:style-name="P1"/>
      <text:p text:style-name="P1">- Renvoi de la note joué<text:span text:style-name="T1">e</text:span> et de la fréquence en « temps réel » <text:span text:style-name="T18">(</text:span><text:span text:style-name="T10">Accordeur =&gt; tous gratuits sur l’iphone avec d’autres petites fonctionnalités (metronome, accord)).</text:span></text:p>
      <text:p text:style-name="P17"/>
      <text:p text:style-name="P7">- <text:span text:style-name="T15">Métronome </text:span><text:span text:style-name="T17">(Présent en nombre sur appstore et tous gratuit</text:span><text:span text:style-name="T22">)</text:span><text:span text:style-name="T26">. Donne la durée des notes au tempo concernée.</text:span></text:p>
      <text:p text:style-name="P20"/>
      <text:p text:style-name="P9">- <text:span text:style-name="T15">Gestion de playlist </text:span><text:span text:style-name="T17">(déjà présent dans traktor)</text:span><text:span text:style-name="T15">. Possibilité de lancer le métronome au bon bpm en cliquant sur le morceau voulu. Possibilité de renvoyer les accords possibles selon le morceau cliqué. </text:span><text:span text:style-name="T21">(ireal pro le fait mais uniquement pour des morceaux écrits dans l’appli)</text:span><text:span text:style-name="T15">.</text:span></text:p>
      <text:p text:style-name="P10">Renvoi des infos des morceaux <text:span text:style-name="T26">(nom, mode, bpm, matériel, effet, réglage) =&gt; pense bête pour repet / concert.</text:span></text:p>
      <text:p text:style-name="P21"/>
      <text:p text:style-name="P8">- <text:span text:style-name="T25">Ecriture de grille d’accord pour les morceaux. </text:span><text:span text:style-name="T20">(principe de ireal pro (13€99)).</text:span></text:p>
      <text:p text:style-name="P1"/>
      <text:p text:style-name="P1">- Possibilité de faire des setlists avec à chaque fois la tonalité et le bpm des morceaux <text:span text:style-name="T8">(Déjà présent dans Traktor!!!!) </text:span><text:span text:style-name="T9">=&gt; Fonctionnalité à laisser tomber ?</text:span></text:p>
      <text:p text:style-name="P18"/>
      <text:p text:style-name="P2">- Mise en liaison (partenariat / <text:span text:style-name="T1">API</text:span>) avec deezer/spotify/<text:span text:style-name="T4">itunes</text:span> (renvoi <text:span text:style-name="T15">mode/bpm</text:span> du morceau joué sur l’appli en question).</text:p>
      <text:p text:style-name="P2"/>
      <text:p text:style-name="P2">- Mise en liaison <text:span text:style-name="T1">(partenariat / API) </text:span>avec Ableton Live <text:span text:style-name="T16">(renvoi mode / bpm du morceau joué </text:span><text:span text:style-name="T19">=&gt;</text:span><text:span text:style-name="T13"> </text:span><text:span text:style-name="T8">Déjà présent dans Traktor </text:span><text:span text:style-name="T10">qui peut récupérer </text:span><text:span text:style-name="T9">les playlist itunes</text:span><text:span text:style-name="T8">!!!!).</text:span></text:p>
      <text:p text:style-name="P19"/>
      <text:p text:style-name="P6"><text:span text:style-name="T8">T</text:span><text:span text:style-name="T7">raktor iphone : 2,99€, traktor ipad 10,99€ avec beaucoup plus de fonctionnalités (mais pas la fonctionnalité principale). Native Instrument peut proposer des applis à bas coût… </text:span><text:span text:style-name="T9">DJ pas vraiment une cible du coup….</text:span></text:p>
      <text:p text:style-name="P1"/>
      <text:p text:style-name="P1"/>
      <text:p text:style-name="P1"/>
      <text:p text:style-name="P1"/>
      <text:p text:style-name="P1"><text:soft-page-break/></text:p>
      <text:p text:style-name="P1">2) Public visé</text:p>
      <text:p text:style-name="P1"/>
      <text:p text:style-name="P1">Musicien. Ce public est principalement sur apple.<text:line-break/>Il s’agirait d’une application mobile / <text:span text:style-name="T2">tablette</text:span> : Appli <text:span text:style-name="T5">modeFinder LE</text:span> à 2,99€ avec la fonctionnalité principale, 4,99€ avec toutes les fonctionnalités. <text:span text:style-name="T22">(questionnement sur la version LE : interêt?)</text:span><text:span text:style-name="T24">.</text:span></text:p>
      <text:p text:style-name="P1"/>
      <text:p text:style-name="P4">Techno utilisée : Swift. Départ de zéro (WOOOOUUUHOOOUUUU).</text:p>
      <text:p text:style-name="P4"/>
      <text:p text:style-name="P5">Site Web présentation</text:p>
      <text:p text:style-name="P5"/>
      <text:p text:style-name="P5">html, css, js, php, bdd.</text:p>
      <text:p text:style-name="P22"/>
      <text:p text:style-name="P23">3) Concurrence</text:p>
      <text:p text:style-name="P23"/>
      <text:p text:style-name="P3"><text:span text:style-name="T29">a) </text:span>Pour les « DJ » (musique électronique) elle permet de renvoyer également le bpm <text:span text:style-name="T15">et le mode des morceaux joués</text:span> afin de faire les <text:span text:style-name="T3">enchaînements </text:span><text:span text:style-name="T9">=&gt; </text:span><text:span text:style-name="T11">voir plus bas,</text:span><text:span text:style-name="T9"> Les DJ vont plutôt se tourner vers traktor.</text:span></text:p>
      <text:p text:style-name="P25"/>
      <text:p text:style-name="P23"><text:span text:style-name="T9">T</text:span><text:span text:style-name="T7">raktor DJ permet de récupérer les morceaux depuis itunes. <text:s/>Détection automatique du bpm et du mode. Ajout du morceau à une playlist.</text:span></text:p>
      <text:p text:style-name="P26"/>
      <text:p text:style-name="P23"><text:span text:style-name="T7">Deux pistes de lecture A et B pour charger deux morceaux en même temps et les mixer.<text:line-break/><text:line-break/>Modification de l’onde : ajout d’effet (</text:span><text:span text:style-name="T12">Delay, Flanger, Reverb, Gater, Beatmasher) jusqu’à 3 en même temps. Uniquement en live. Pas d’enregistrement.</text:span></text:p>
      <text:p text:style-name="P27"/>
      <text:p text:style-name="P28">EQ 3 bandes (low, mid, high). Possibilité de loop.</text:p>
      <text:p text:style-name="P28"/>
      <text:p text:style-name="P28">La banque est organisé comme itunes : rangement par chanson, playlist, artist, albums, genres.</text:p>
      <text:p text:style-name="P28"/>
      <text:p text:style-name="P11">b) Pour la reconnaissance de note <text:span text:style-name="T16">=&gt; Portée magie (gratuit). Renvoi la note, la fréquence et la dessine sur une portée et sur un piano.</text:span></text:p>
      <text:p text:style-name="P11"><text:span text:style-name="T16">La version payante (3€49) permet de choisir l’instrument sur lequel la note apparaît (piano, guitare, violon, harmonica ou flûte). </text:span><text:span text:style-name="T23">Permet d’enregistrer en midi. Comprend un accordeur. Partage des enregistrements <text:s/>MIDI via airdrop, dropbox, MMS ou mail.</text:span></text:p>
      <text:p text:style-name="P28"/>
      <text:p text:style-name="P11">4) <text:span text:style-name="T5">Site internet :<text:line-break/><text:line-break/>Trois onglets : Présentation, Ressource (avec lien vers itunes), Contact.</text:span></text:p>
      <text:p text:style-name="P11"/>
      <text:p text:style-name="P11">- <text:span text:style-name="T33">Présentation de l’application et de ses fonctionnalités. (parallaxes via JS).</text:span></text:p>
      <text:p text:style-name="P11"/>
      <text:p text:style-name="P11">- <text:span text:style-name="T34">Page dynamique via php.</text:span></text:p>
      <text:p text:style-name="P11"/>
      <text:p text:style-name="P11">- <text:span text:style-name="T33">Détail technique de l’application : prérequis matériel, prix, lien pour achat sur itunes.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3"/>
      <text:p text:style-name="P13">5) Détail des écrans</text:p>
      <text:p text:style-name="P12"/>
      <text:p text:style-name="P14">a) Accueil<text:line-break/><text:line-break/>- Renvoi mode, bpm et note.<text:line-break/>- Portée où se dessine les notes.</text:p>
      <text:p text:style-name="P14">- <text:span text:style-name="T32">Bouton toggle permettant d’afficher le morceau joué sur spotify / deezer etc</text:span></text:p>
      <text:p text:style-name="P14">- <text:span text:style-name="T32">Bouton toggle permettant de voir l’écran d’un autre appareil.</text:span></text:p>
      <text:p text:style-name="P14">- Menu <text:span text:style-name="T36">toggle </text:span>où apparaissent l<text:span text:style-name="T36">i</text:span>e<text:span text:style-name="T36">n</text:span>s autres écrans.</text:p>
      <text:p text:style-name="P12"/>
      <text:p text:style-name="P12"><text:span text:style-name="T30">b</text:span>) Banque morceau<text:line-break/><text:line-break/>- Liste des morceaux dans l’application.</text:p>
      <text:p text:style-name="P12">- Importation des morceaux depuis l’application.</text:p>
      <text:p text:style-name="P12">- Lien vers l’écran Morceau.</text:p>
      <text:p text:style-name="P12"/>
      <text:p text:style-name="P12"><text:span text:style-name="T30">c</text:span>) Enregistrement</text:p>
      <text:p text:style-name="P12"/>
      <text:p text:style-name="P12">- Boutons classiques : REC, STOP, PLAY, PAUSE.</text:p>
      <text:p text:style-name="P12">- Listing des enregistrements déjà présent.</text:p>
      <text:p text:style-name="P12">- <text:span text:style-name="T33">Fonctionnalité shazam indiquant si la partie joué n’est pas déjà composé.</text:span></text:p>
      <text:p text:style-name="P12">- Validation ou suppression de l’enregistrement.<text:line-break/>- Si validation, renvoi vers l’écran morceau.</text:p>
      <text:p text:style-name="P12"/>
      <text:p text:style-name="P12"><text:span text:style-name="T30">d</text:span>) SetList<text:line-break/><text:line-break/>- Listing des différentes setlist.<text:line-break/>- Lien vers la création de setlist.<text:line-break/>- Lien vers le détail d’une setlist.<text:line-break/><text:line-break/><text:span text:style-name="T30">e</text:span>) création setList.<text:line-break/><text:line-break/>- Bouton d’ajout / suppression de morceau.<text:line-break/>- Lien vers la banque de morceau.</text:p>
      <text:p text:style-name="P12"/>
      <text:p text:style-name="P14">f) Morceau<text:line-break/><text:line-break/>- Infos sur le morceau (nom, mode, bpm, instrument).</text:p>
      <text:p text:style-name="P14">- Bouton d’ajout sur une setlist.</text:p>
      <text:p text:style-name="P14">- Lien vers l’écran setList.</text:p>
      <text:p text:style-name="P14">- Lien vers l’écran instrument.</text:p>
      <text:p text:style-name="P14">- Lien pour lancer le metronome au bpm voulu.</text:p>
      <text:p text:style-name="P14">- <text:span text:style-name="T32">Lien vers les accords possibles.</text:span></text:p>
      <text:p text:style-name="P14"/>
      <text:p text:style-name="P14"/>
      <text:p text:style-name="P14"/>
      <text:p text:style-name="P14"><text:soft-page-break/>g) Instrument</text:p>
      <text:p text:style-name="P14"/>
      <text:p text:style-name="P14">- Liste des instruments utilisés sur le morceau.</text:p>
      <text:p text:style-name="P14">- Infos sur chaque instrument (matériel, effet, réglage).</text:p>
      <text:p text:style-name="P12"/>
      <text:p text:style-name="P14"/>
      <text:p text:style-name="P16">h) Accords possibles</text:p>
      <text:p text:style-name="P16"/>
      <text:p text:style-name="P16">- Liste des accords possibles selon le mode du morceau cliqué.</text:p>
      <text:p text:style-name="P14"/>
      <text:p text:style-name="P14"><text:span text:style-name="T32">i</text:span>) Accordeur / Metronome<text:line-break/><text:line-break/>- Accordeur automatique.</text:p>
      <text:p text:style-name="P14">- <text:span text:style-name="T31">Choix du BPM.</text:span></text:p>
      <text:p text:style-name="P14">- bouton play/stop pour lancer le metronome.</text:p>
      <text:p text:style-name="P14">- <text:span text:style-name="T31">Lien vers l’écran d’option A/M.</text:span></text:p>
      <text:p text:style-name="P14"/>
      <text:p text:style-name="P15"><text:span text:style-name="T32">j</text:span>) Option A / M</text:p>
      <text:p text:style-name="P15"/>
      <text:p text:style-name="P15">- Choix de la fréquence référence de l’acordeur (par défaut 440hz).</text:p>
      <text:p text:style-name="P15">- Affichage de la durée des notes selon le bpm choisi.</text:p>
      <text:p text:style-name="P15"/>
      <text:p text:style-name="P16">k) Option</text:p>
      <text:p text:style-name="P16"/>
      <text:p text:style-name="P16">- Link avec compte dropbox / deezer / spotify.</text:p>
      <text:p text:style-name="P16">- Link bluetooth avec d’autres appareil.</text:p>
      <text:p text:style-name="P16">- <text:span text:style-name="T35">Choix affichage note (affichage classique ou lettre)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8:06:47.881368106</meta:creation-date>
    <dc:date>2018-08-30T10:29:13.468541387</dc:date>
    <meta:editing-duration>PT7H9M48S</meta:editing-duration>
    <meta:editing-cycles>14</meta:editing-cycles>
    <meta:generator>LibreOffice/5.4.6.2$Linux_X86_64 LibreOffice_project/40m0$Build-2</meta:generator>
    <meta:document-statistic meta:table-count="0" meta:image-count="0" meta:object-count="0" meta:page-count="4" meta:paragraph-count="71" meta:word-count="922" meta:character-count="5712" meta:non-whitespace-character-count="4850"/>
  </office:meta>
</office:document-meta>
</file>